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Heading_20_TOC" style:master-page-name="Index">
      <style:paragraph-properties style:page-number="1"/>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0cm"/>
        </style:tab-stops>
      </style:paragraph-properties>
    </style:style>
    <style:style style:name="P18" style:family="paragraph" style:parent-style-name="Standard" style:master-page-name="Index">
      <style:paragraph-properties style:page-number="auto"/>
    </style:style>
    <style:style style:name="P19" style:family="paragraph" style:parent-style-name="Standard">
      <style:text-properties officeooo:paragraph-rsid="0007ed08"/>
    </style:style>
    <style:style style:name="T1" style:family="text">
      <style:text-properties officeooo:rsid="0004a43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Optima" fo:font-size="10pt"/>
    </style:style>
    <style:style style:name="T6" style:family="text">
      <style:text-properties style:font-name="Optima" fo:font-size="10pt" fo:font-style="italic" style:font-style-asian="italic" style:font-style-complex="italic"/>
    </style:style>
    <style:style style:name="T7" style:family="text">
      <style:text-properties style:font-name="Monaco1" fo:font-size="9pt" style:font-size-asian="9pt" style:font-size-complex="9pt"/>
    </style:style>
    <style:style style:name="T8" style:family="text">
      <style:text-properties officeooo:rsid="0007e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text:span text:style-name="T8">1</text:span>.<text:span text:style-name="T8">0</text:span></text:p>
      <text:p text:style-name="P6">Mobile Devices Configuration Guide</text:p>
      <text:p text:style-name="P3"/>
      <text:p text:style-name="P18">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8">1</text:span>.<text:span text:style-name="T8">0</text:span> – <text:span text:style-name="T8">November</text:span><text:span text:style-name="T1"> </text:span>201<text:span text:style-name="T1">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7">Funambol SyncML Client <text:s text:c="2"/><text:tab/>4</text:p>
          <text:p text:style-name="P17">NextHaus SyncJe <text:s text:c="2"/><text:tab/>4</text:p>
          <text:p text:style-name="P17">Synthesis SyncML Client <text:s text:c="2"/><text:tab/>5</text:p>
          <text:p text:style-name="P12">Chapter 4<text:tab/>Configuration <text:s text:c="2"/><text:tab/>6</text:p>
          <text:p text:style-name="P17">Funambol SyncML Client <text:s text:c="2"/><text:tab/>6</text:p>
          <text:p text:style-name="P17">NextHaus SyncJe <text:s text:c="2"/><text:tab/>7</text:p>
          <text:p text:style-name="P17">Synthesis SyncML Client <text:s text:c="2"/><text:tab/>8</text:p>
          <text:p text:style-name="P17">Apple iOS — Calendars <text:s text:c="2"/><text:tab/>10</text:p>
          <text:p text:style-name="P17">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text:span text:style-name="T8">1.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3">Tools</text:span> menu, choose <text:span text:style-name="T3">Options...:</text:span></text:p>
      <text:p text:style-name="P10">❏<text:tab/>Specify the <text:span text:style-name="T3">Location</text:span>. If your <text:span text:style-name="Bullet_20_Symbols">SOGo</text:span> server is <text:span text:style-name="T3">sogo.domain.com</text:span>, the location should be <text:span text:style-name="Code_20__28_inline_29_">http://sogo.domain.com/funambol/ds</text:span></text:p>
      <text:p text:style-name="P9">❏<text:tab/>Specify your username and password</text:p>
      <text:p text:style-name="P11">❏<text:tab/>Check the <text:span text:style-name="T3">Contacts</text:span> check box and click on the <text:span text:style-name="T3">Details</text:span> button. The synchronization type is <text:span text:style-name="T3">two-way</text:span> and the <text:span text:style-name="T3">Remote name</text:span> is 'sogo-card'. The data format is vCard.</text:p>
      <text:p text:style-name="P11">❏<text:tab/>Check <text:span text:style-name="T5">the</text:span> <text:span text:style-name="T3">Calendar</text:span> check box and click on the <text:span text:style-name="T3">Details</text:span> button. The synchronization type is <text:span text:style-name="T3">two-way</text:span> and the <text:span text:style-name="T3">Remote name</text:span> is 'sogo-cal'. The data format is vCalendar.</text:p>
      <text:p text:style-name="P11">❏<text:tab/>Check the <text:span text:style-name="T3">Tasks</text:span> check box and click on the <text:span text:style-name="T3">Details </text:span>button. The synchronization type is <text:span text:style-name="T3">two-way</text:span> and the <text:span text:style-name="T6">Remote</text:span><text:span text:style-name="T3">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2">delete</text:span> all data from the mobile device before the initial synchronization. To do so :</text:p>
      <text:p text:style-name="List">❏<text:tab/>From the <text:span text:style-name="T3">Tools</text:span> menu, choose <text:span text:style-name="T3">Recover...</text:span></text:p>
      <text:p text:style-name="List">❏<text:tab/>Choose <text:span text:style-name="T3">Replace with data from server</text:span></text:p>
      <text:p text:style-name="List">❏<text:tab/>Check the <text:span text:style-name="T3">Contacts</text:span>, <text:span text:style-name="T3">Calendar</text:span> and <text:span text:style-name="T3">Tasks</text:span> check boxes</text:p>
      <text:p text:style-name="Standard"/>
      <text:p text:style-name="Standard">Finally, click on the <text:span text:style-name="T3">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3">SyncJe Client</text:spa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span text:style-name="T3">❏<text:tab/></text:span>Specify your user name and password</text:p>
      <text:p text:style-name="List">❏<text:tab/>Check the <text:span text:style-name="T3">Contacts</text:span> check box and specify 'sogo-card' as the <text:span text:style-name="T3">Foldername</text:span></text:p>
      <text:p text:style-name="List"><text:span text:style-name="T3">❏<text:tab/></text:span>Check the <text:span text:style-name="T3">Calendar</text:span> check box and specify 'sogo-cal' as the <text:span text:style-name="T3">Foldername</text:span></text:p>
      <text:p text:style-name="List"><text:span text:style-name="T3">❏<text:tab/></text:span>Check the <text:span text:style-name="T3">ToDo</text:span> check box and specify 'sogo-todo' as the <text:span text:style-name="T3">Foldername</text:span></text:p>
      <text:p text:style-name="List"><text:span text:style-name="T3">❏<text:tab/></text:span>Check the <text:span text:style-name="T3">Auto Sync</text:span> check box if you wish to automatically synchronize contacts, events and tasks at a predefined time interval</text:p>
      <text:p text:style-name="List">❏<text:tab/>Do not check the <text:span text:style-name="T3">Sync events between check box</text:span></text:p>
      <text:p text:style-name="List"><text:span text:style-name="T3">❏<text:tab/></text:span>Check the <text:span text:style-name="T3">Skip saving attendees</text:span> - this will prevent the BlackBerry device from sending emails to meeting participants for events downloaded from the SOGo server</text:p>
      <text:p text:style-name="List">❏<text:tab/>Check the <text:span text:style-name="T3">BIS</text:span> check box (for <text:span text:style-name="T3">BlackBerry Internet Services</text:span>)</text:p>
      <text:p text:style-name="List">❏<text:tab/>Leave the other fields to the their default value</text:p>
      <text:p text:style-name="List">❏<text:tab/>Then choose <text:span text:style-name="T3">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3">SyncJe Client</text:span></text:p>
      <text:p text:style-name="List"><text:tab/>From the <text:span text:style-name="T3">Settings</text:span> menu:</text:p>
      <text:p text:style-name="List">❏<text:tab/>Choose the <text:span text:style-name="T3">Clear databases</text:span> option</text:p>
      <text:p text:style-name="List">❏<text:tab/>Respond <text:span text:style-name="T3">Yes</text:span> to all questions. This will delete all contacts, events and tasks from your BlackBerry device. </text:p>
      <text:p text:style-name="List">❏<text:tab/>Go back in the previous menu</text:p>
      <text:p text:style-name="List">❏<text:tab/>Choose the <text:span text:style-name="T3">Force Slow Sync</text:span> option</text:p>
      <text:p text:style-name="List">❏<text:tab/>Choose the <text:span text:style-name="T3">Start Sync</text:span> option to start the synchronization. This could take a few minutes if you have many contacts, events or tasks. Subsequent synchronizations should be much faster. </text:p>
      <text:p text:style-name="List"/>
      <text:p text:style-name="Standard">After the initial <text:span text:style-name="T3">Slow Sync</text:span>, you can simply chose the <text:span text:style-name="T3">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3">Synthesis SyncML Standard Edition</text:span> applicatio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tab/>Specify your user name and password</text:p>
      <text:p text:style-name="List">❏<text:tab/>Check the <text:span text:style-name="T3">Contacts</text:span>, <text:span text:style-name="T3">Events</text:span> and <text:span text:style-name="T3">Task</text:span> check boxes</text:p>
      <text:p text:style-name="List">❏<text:tab/>Click on the <text:span text:style-name="T3">more...</text:span> button</text:p>
      <text:p text:style-name="List">❏<text:tab/>For the <text:span text:style-name="T3">Contacts</text:span>, choose <text:span text:style-name="T3">reload device</text:span> and specify 'sogo-card' as the <text:span text:style-name="T3">Server Path</text:span></text:p>
      <text:p text:style-name="List">❏<text:tab/>For the <text:span text:style-name="T3">Events</text:span>, choose <text:span text:style-name="T3">reload device</text:span> and specify 'sogo-cal' as the <text:span text:style-name="T3">Server Path</text:span>. Do <text:span text:style-name="T2">not</text:span> check the <text:span text:style-name="T3">Only from...</text:span> check box</text:p>
      <text:p text:style-name="List">❏<text:tab/>For the <text:span text:style-name="T3">Tasks</text:span>, choose <text:span text:style-name="T3">reload device</text:span> and specify 'sogo-toto' as the <text:span text:style-name="T3">Server Path</text:span></text:p>
      <text:p text:style-name="List">❏<text:tab/>Once completed, click on the <text:span text:style-name="T3">Done</text:span> button</text:p>
      <text:p text:style-name="List"/>
      <text:p text:style-name="Standard">The <text:span text:style-name="T3">reload device</text:span> value will <text:span text:style-name="T2">delete</text:span> all entries on the device during the initial synchronization and obtain contacts, events and tasks from the server. If you do not want to delete everything from the device, please choose <text:span text:style-name="T3">normal</text:span> instead of <text:span text:style-name="T3">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4"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3">Settings</text:span> menu, choose <text:span text:style-name="T3">Mail, Contacts, Calendars</text:span></text:p>
      <text:p text:style-name="List">❏<text:tab/>Choose <text:span text:style-name="T3">Add Account...</text:span></text:p>
      <text:p text:style-name="List">❏<text:tab/><text:span text:style-name="T4">Choose </text:span><text:span text:style-name="T3">Other</text:span></text:p>
      <text:p text:style-name="List">❏<text:tab/>Choose <text:span text:style-name="T3">Add CalDAV Account</text:span></text:p>
      <text:p text:style-name="List">❏<text:tab/>Specify the <text:span text:style-name="T3">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3">Settings</text:span> menu, choose <text:span text:style-name="T3">Mail, Contacts, Calendars</text:span></text:p>
      <text:p text:style-name="List"><text:span text:style-name="T3">❏<text:tab/></text:span><text:span text:style-name="T4">From the </text:span><text:span text:style-name="T3">Sync</text:span><text:span text:style-name="T4"> menu, choose A</text:span><text:span text:style-name="T3">ll Events</text:span></text:p>
      <text:p text:style-name="Standard">Note that other options (<text:span text:style-name="T3">Events 2 Weeks Back</text:span>, etc.) do not work right now.</text:p>
      <text:h text:style-name="Heading_20_2" text:outline-level="2">Apple iOS — Contacts</text:h>
      <text:p text:style-name="P19">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P19"><text:span text:style-name="T8">On iOS prior to version 4, </text:span>you must install the Funambol client and configure the <text:span text:style-name="T7">sogo-card</text:span> source.</text:p>
      <text:p text:style-name="Standard"/>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4a43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text:span text:style-name="MT1">3</text:span>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MacOSX_x86 LibreOffice_project/5464147a081647a250913f19c0715bca595af2f</meta:generator>
    <meta:creation-date>2008-10-24T09:42:32</meta:creation-date>
    <meta:editing-cycles>111</meta:editing-cycles>
    <meta:editing-duration>PT4H56M56S</meta:editing-duration>
    <dc:date>2013-11-07T10:20:17</dc:date>
    <meta:document-statistic meta:table-count="0" meta:image-count="2" meta:object-count="0" meta:page-count="14" meta:paragraph-count="154" meta:word-count="1996" meta:character-count="12724" meta:non-whitespace-character-count="10821"/>
    <meta:user-defined meta:name="Info 1"/>
    <meta:user-defined meta:name="Info 2"/>
    <meta:user-defined meta:name="Info 3"/>
    <meta:user-defined meta:name="Info 4"/>
  </office:meta>
</office:document-meta>
</file>